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6c2e" officeooo:paragraph-rsid="00156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h habe die Datei races.csv in die Datenbank eingelesen.<text:line-break/>Ich habe die Datei teams.csv in die Datenbank eingelesen, jedoch mit einem kleinen Fehler. <text:line-break/>Ich habe NamedQueries erstellt.<text:line-break/>Ich habe die Daten vom Rest-Service in der Konsole ausgeben können und mein Programm ist lauffähi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3:12:18.102293690</meta:creation-date>
    <dc:date>2019-11-15T15:58:16.257781476</dc:date>
    <meta:editing-duration>PT2H35M48S</meta:editing-duration>
    <meta:editing-cycles>1</meta:editing-cycles>
    <meta:document-statistic meta:table-count="0" meta:image-count="0" meta:object-count="0" meta:page-count="1" meta:paragraph-count="1" meta:word-count="43" meta:character-count="282" meta:non-whitespace-character-count="238"/>
    <meta:generator>LibreOffice/6.0.7.3$Linux_X86_64 LibreOffice_project/00m0$Build-3</meta:generator>
  </office:meta>
</office:document-meta>
</file>